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256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117647058823529">
            <text:p>0,12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111111111111111">
            <text:p>0,1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formula="of:=[.C23]/[.B23]" office:value-type="float" office:value="0.105263157894737">
            <text:p>0,11</text:p>
          </table:table-cell>
          <table:table-cell table:formula="of:=[.D23]/[.B23]" office:value-type="float" office:value="0.105263157894737">
            <text:p>0,1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B24]" office:value-type="float" office:value="0.1">
            <text:p>0,1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C25]/[.B25]" office:value-type="float" office:value="0.0952380952380952">
            <text:p>0,1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6]/[.B26]" office:value-type="float" office:value="0.0909090909090909">
            <text:p>0,09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formula="of:=[.C27]/[.B27]" office:value-type="float" office:value="0.0869565217391304">
            <text:p>0,09</text:p>
          </table:table-cell>
          <table:table-cell table:formula="of:=[.D27]/[.B27]" office:value-type="float" office:value="0.0869565217391304">
            <text:p>0,09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formula="of:=[.C28]/[.B28]" office:value-type="float" office:value="0.0833333333333333">
            <text:p>0,08</text:p>
          </table:table-cell>
          <table:table-cell table:formula="of:=[.D28]/[.B28]" office:value-type="float" office:value="0.0833333333333333">
            <text:p>0,0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formula="of:=[.C29]/[.B29]" office:value-type="float" office:value="0.08">
            <text:p>0,08</text:p>
          </table:table-cell>
          <table:table-cell table:formula="of:=[.D29]/[.B29]" office:value-type="float" office:value="0.08">
            <text:p>0,0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C30]/[.B30]" office:value-type="float" office:value="0.0769230769230769">
            <text:p>0,08</text:p>
          </table:table-cell>
          <table:table-cell table:formula="of:=[.D30]/[.B30]" office:value-type="float" office:value="0.0769230769230769">
            <text:p>0,0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1]/[.B31]" office:value-type="float" office:value="0.0740740740740741">
            <text:p>0,07</text:p>
          </table:table-cell>
          <table:table-cell table:formula="of:=[.D31]/[.B31]" office:value-type="float" office:value="0.111111111111111">
            <text:p>0,11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2]/[.B32]" office:value-type="float" office:value="0.0714285714285714">
            <text:p>0,07</text:p>
          </table:table-cell>
          <table:table-cell table:formula="of:=[.D32]/[.B32]" office:value-type="float" office:value="0.107142857142857">
            <text:p>0,1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formula="of:=[.C33]/[.B33]" office:value-type="float" office:value="0.0689655172413793">
            <text:p>0,07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4]/[.B34]" office:value-type="float" office:value="0.1">
            <text:p>0,1</text:p>
          </table:table-cell>
          <table:table-cell table:formula="of:=[.D34]/[.B34]" office:value-type="float" office:value="0.0666666666666667">
            <text:p>0,0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table:formula="of:=[.C35]/[.B35]" office:value-type="float" office:value="0.0967741935483871">
            <text:p>0,1</text:p>
          </table:table-cell>
          <table:table-cell table:formula="of:=[.D35]/[.B35]" office:value-type="float" office:value="0.0967741935483871">
            <text:p>0,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36]/[.B36]" office:value-type="float" office:value="0.09375">
            <text:p>0,09</text:p>
          </table:table-cell>
          <table:table-cell table:formula="of:=[.D36]/[.B36]" office:value-type="float" office:value="0.125">
            <text:p>0,1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7]/[.B37]" office:value-type="float" office:value="0.0909090909090909">
            <text:p>0,09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table:formula="of:=[.C38]/[.B38]" office:value-type="float" office:value="0.0882352941176471">
            <text:p>0,09</text:p>
          </table:table-cell>
          <table:table-cell table:formula="of:=[.D38]/[.B38]" office:value-type="float" office:value="0.0882352941176471">
            <text:p>0,0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table:formula="of:=[.C39]/[.B39]" office:value-type="float" office:value="0.0857142857142857">
            <text:p>0,09</text:p>
          </table:table-cell>
          <table:table-cell table:formula="of:=[.D39]/[.B39]" office:value-type="float" office:value="0.0857142857142857">
            <text:p>0,09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table:formula="of:=[.C40]/[.B40]" office:value-type="float" office:value="0.0833333333333333">
            <text:p>0,08</text:p>
          </table:table-cell>
          <table:table-cell table:formula="of:=[.D40]/[.B40]" office:value-type="float" office:value="0.0833333333333333">
            <text:p>0,0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1]/[.B41]" office:value-type="float" office:value="0.0810810810810811">
            <text:p>0,08</text:p>
          </table:table-cell>
          <table:table-cell table:formula="of:=[.D41]/[.B41]" office:value-type="float" office:value="0.108108108108108">
            <text:p>0,1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2]/[.B42]" office:value-type="float" office:value="0.0789473684210526">
            <text:p>0,08</text:p>
          </table:table-cell>
          <table:table-cell table:formula="of:=[.D42]/[.B42]" office:value-type="float" office:value="0.105263157894737">
            <text:p>0,11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3]/[.B43]" office:value-type="float" office:value="0.0769230769230769">
            <text:p>0,08</text:p>
          </table:table-cell>
          <table:table-cell table:formula="of:=[.D43]/[.B43]" office:value-type="float" office:value="0.102564102564103">
            <text:p>0,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44]/[.B44]" office:value-type="float" office:value="0.075">
            <text:p>0,08</text:p>
          </table:table-cell>
          <table:table-cell table:formula="of:=[.D44]/[.B44]" office:value-type="float" office:value="0.125">
            <text:p>0,1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3">
            <text:p>3</text:p>
          </table:table-cell>
          <table:table-cell table:formula="of:=[.C45]/[.B45]" office:value-type="float" office:value="0.0731707317073171">
            <text:p>0,07</text:p>
          </table:table-cell>
          <table:table-cell table:formula="of:=[.D45]/[.B45]" office:value-type="float" office:value="0.0731707317073171">
            <text:p>0,07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table:formula="of:=[.C46]/[.B46]" office:value-type="float" office:value="0.0952380952380952">
            <text:p>0,1</text:p>
          </table:table-cell>
          <table:table-cell table:formula="of:=[.D46]/[.B46]" office:value-type="float" office:value="0.0952380952380952">
            <text:p>0,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47]/[.B47]" office:value-type="float" office:value="0.0930232558139535">
            <text:p>0,09</text:p>
          </table:table-cell>
          <table:table-cell table:formula="of:=[.D47]/[.B47]" office:value-type="float" office:value="0.0697674418604651">
            <text:p>0,0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4">
            <text:p>4</text:p>
          </table:table-cell>
          <table:table-cell table:formula="of:=[.C48]/[.B48]" office:value-type="float" office:value="0.0909090909090909">
            <text:p>0,09</text:p>
          </table:table-cell>
          <table:table-cell table:formula="of:=[.D48]/[.B48]" office:value-type="float" office:value="0.0909090909090909">
            <text:p>0,09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4">
            <text:p>4</text:p>
          </table:table-cell>
          <table:table-cell table:formula="of:=[.C49]/[.B49]" office:value-type="float" office:value="0.0888888888888889">
            <text:p>0,09</text:p>
          </table:table-cell>
          <table:table-cell table:formula="of:=[.D49]/[.B49]" office:value-type="float" office:value="0.0888888888888889">
            <text:p>0,0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table:formula="of:=[.C50]/[.B50]" office:value-type="float" office:value="0.0869565217391304">
            <text:p>0,09</text:p>
          </table:table-cell>
          <table:table-cell table:formula="of:=[.D50]/[.B50]" office:value-type="float" office:value="0.0869565217391304">
            <text:p>0,0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table:formula="of:=[.C51]/[.B51]" office:value-type="float" office:value="0.0851063829787234">
            <text:p>0,09</text:p>
          </table:table-cell>
          <table:table-cell table:formula="of:=[.D51]/[.B51]" office:value-type="float" office:value="0.0851063829787234">
            <text:p>0,0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52]/[.B52]" office:value-type="float" office:value="0.0833333333333333">
            <text:p>0,08</text:p>
          </table:table-cell>
          <table:table-cell table:formula="of:=[.D52]/[.B52]" office:value-type="float" office:value="0.104166666666667">
            <text:p>0,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53]/[.B53]" office:value-type="float" office:value="0.0816326530612245">
            <text:p>0,08</text:p>
          </table:table-cell>
          <table:table-cell table:formula="of:=[.D53]/[.B53]" office:value-type="float" office:value="0.102040816326531">
            <text:p>0,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54]/[.B54]" office:value-type="float" office:value="0.08">
            <text:p>0,08</text:p>
          </table:table-cell>
          <table:table-cell table:formula="of:=[.D54]/[.B54]" office:value-type="float" office:value="0.1">
            <text:p>0,1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55]/[.B55]" office:value-type="float" office:value="0.0784313725490196">
            <text:p>0,08</text:p>
          </table:table-cell>
          <table:table-cell table:formula="of:=[.D55]/[.B55]" office:value-type="float" office:value="0.117647058823529">
            <text:p>0,1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56]/[.B56]" office:value-type="float" office:value="0.0769230769230769">
            <text:p>0,08</text:p>
          </table:table-cell>
          <table:table-cell table:formula="of:=[.D56]/[.B56]" office:value-type="float" office:value="0.0961538461538462">
            <text:p>0,1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57]/[.B57]" office:value-type="float" office:value="0.0754716981132075">
            <text:p>0,08</text:p>
          </table:table-cell>
          <table:table-cell table:formula="of:=[.D57]/[.B57]" office:value-type="float" office:value="0.113207547169811">
            <text:p>0,11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8]/[.B58]" office:value-type="float" office:value="0.0925925925925926">
            <text:p>0,09</text:p>
          </table:table-cell>
          <table:table-cell table:formula="of:=[.D58]/[.B58]" office:value-type="float" office:value="0.111111111111111">
            <text:p>0,1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table:formula="of:=[.C59]/[.B59]" office:value-type="float" office:value="0.0909090909090909">
            <text:p>0,09</text:p>
          </table:table-cell>
          <table:table-cell table:formula="of:=[.D59]/[.B59]" office:value-type="float" office:value="0.0909090909090909">
            <text:p>0,09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5">
            <text:p>5</text:p>
          </table:table-cell>
          <table:table-cell table:formula="of:=[.C60]/[.B60]" office:value-type="float" office:value="0.0892857142857143">
            <text:p>0,09</text:p>
          </table:table-cell>
          <table:table-cell table:formula="of:=[.D60]/[.B60]" office:value-type="float" office:value="0.0892857142857143">
            <text:p>0,09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5">
            <text:p>5</text:p>
          </table:table-cell>
          <table:table-cell table:formula="of:=[.C61]/[.B61]" office:value-type="float" office:value="0.087719298245614">
            <text:p>0,09</text:p>
          </table:table-cell>
          <table:table-cell table:formula="of:=[.D61]/[.B61]" office:value-type="float" office:value="0.087719298245614">
            <text:p>0,0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2]/[.B62]" office:value-type="float" office:value="0.0862068965517241">
            <text:p>0,09</text:p>
          </table:table-cell>
          <table:table-cell table:formula="of:=[.D62]/[.B62]" office:value-type="float" office:value="0.103448275862069">
            <text:p>0,1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3]/[.B63]" office:value-type="float" office:value="0.0847457627118644">
            <text:p>0,08</text:p>
          </table:table-cell>
          <table:table-cell table:formula="of:=[.D63]/[.B63]" office:value-type="float" office:value="0.101694915254237">
            <text:p>0,1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4]/[.B64]" office:value-type="float" office:value="0.0833333333333333">
            <text:p>0,08</text:p>
          </table:table-cell>
          <table:table-cell table:formula="of:=[.D64]/[.B64]" office:value-type="float" office:value="0.1">
            <text:p>0,1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5]/[.B65]" office:value-type="float" office:value="0.0819672131147541">
            <text:p>0,08</text:p>
          </table:table-cell>
          <table:table-cell table:formula="of:=[.D65]/[.B65]" office:value-type="float" office:value="0.0983606557377049">
            <text:p>0,1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C66]/[.B66]" office:value-type="float" office:value="0.0806451612903226">
            <text:p>0,08</text:p>
          </table:table-cell>
          <table:table-cell table:formula="of:=[.D66]/[.B66]" office:value-type="float" office:value="0.0806451612903226">
            <text:p>0,08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7]/[.B67]" office:value-type="float" office:value="0.0793650793650794">
            <text:p>0,08</text:p>
          </table:table-cell>
          <table:table-cell table:formula="of:=[.D67]/[.B67]" office:value-type="float" office:value="0.0952380952380952">
            <text:p>0,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68]/[.B68]" office:value-type="float" office:value="0.078125">
            <text:p>0,08</text:p>
          </table:table-cell>
          <table:table-cell table:formula="of:=[.D68]/[.B68]" office:value-type="float" office:value="0.109375">
            <text:p>0,1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9]/[.B69]" office:value-type="float" office:value="0.0769230769230769">
            <text:p>0,08</text:p>
          </table:table-cell>
          <table:table-cell table:formula="of:=[.D69]/[.B69]" office:value-type="float" office:value="0.0923076923076923">
            <text:p>0,09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6">
            <text:p>6</text:p>
          </table:table-cell>
          <table:table-cell table:formula="of:=[.C70]/[.B70]" office:value-type="float" office:value="0.0909090909090909">
            <text:p>0,09</text:p>
          </table:table-cell>
          <table:table-cell table:formula="of:=[.D70]/[.B70]" office:value-type="float" office:value="0.0909090909090909">
            <text:p>0,09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table:formula="of:=[.C71]/[.B71]" office:value-type="float" office:value="0.0895522388059701">
            <text:p>0,09</text:p>
          </table:table-cell>
          <table:table-cell table:formula="of:=[.D71]/[.B71]" office:value-type="float" office:value="0.0895522388059701">
            <text:p>0,0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2]/[.B72]" office:value-type="float" office:value="0.0882352941176471">
            <text:p>0,09</text:p>
          </table:table-cell>
          <table:table-cell table:formula="of:=[.D72]/[.B72]" office:value-type="float" office:value="0.102941176470588">
            <text:p>0,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3]/[.B73]" office:value-type="float" office:value="0.0869565217391304">
            <text:p>0,09</text:p>
          </table:table-cell>
          <table:table-cell table:formula="of:=[.D73]/[.B73]" office:value-type="float" office:value="0.101449275362319">
            <text:p>0,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4]/[.B74]" office:value-type="float" office:value="0.0857142857142857">
            <text:p>0,09</text:p>
          </table:table-cell>
          <table:table-cell table:formula="of:=[.D74]/[.B74]" office:value-type="float" office:value="0.1">
            <text:p>0,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5]/[.B75]" office:value-type="float" office:value="0.0845070422535211">
            <text:p>0,08</text:p>
          </table:table-cell>
          <table:table-cell table:formula="of:=[.D75]/[.B75]" office:value-type="float" office:value="0.0985915492957746">
            <text:p>0,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6">
            <text:p>6</text:p>
          </table:table-cell>
          <table:table-cell table:formula="of:=[.C76]/[.B76]" office:value-type="float" office:value="0.0833333333333333">
            <text:p>0,08</text:p>
          </table:table-cell>
          <table:table-cell table:formula="of:=[.D76]/[.B76]" office:value-type="float" office:value="0.0833333333333333">
            <text:p>0,08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C77]/[.B77]" office:value-type="float" office:value="0.0821917808219178">
            <text:p>0,08</text:p>
          </table:table-cell>
          <table:table-cell table:formula="of:=[.D77]/[.B77]" office:value-type="float" office:value="0.191780821917808">
            <text:p>0,19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78]/[.B78]" office:value-type="float" office:value="0.0810810810810811">
            <text:p>0,08</text:p>
          </table:table-cell>
          <table:table-cell table:formula="of:=[.D78]/[.B78]" office:value-type="float" office:value="0.108108108108108">
            <text:p>0,1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9]/[.B79]" office:value-type="float" office:value="0.08">
            <text:p>0,08</text:p>
          </table:table-cell>
          <table:table-cell table:formula="of:=[.D79]/[.B79]" office:value-type="float" office:value="0.0933333333333333">
            <text:p>0,0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80]/[.B80]" office:value-type="float" office:value="0.0789473684210526">
            <text:p>0,08</text:p>
          </table:table-cell>
          <table:table-cell table:formula="of:=[.D80]/[.B80]" office:value-type="float" office:value="0.0921052631578947">
            <text:p>0,09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81]/[.B81]" office:value-type="float" office:value="0.0779220779220779">
            <text:p>0,08</text:p>
          </table:table-cell>
          <table:table-cell table:formula="of:=[.D81]/[.B81]" office:value-type="float" office:value="0.0909090909090909">
            <text:p>0,0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7">
            <text:p>7</text:p>
          </table:table-cell>
          <table:table-cell table:formula="of:=[.C82]/[.B82]" office:value-type="float" office:value="0.0897435897435897">
            <text:p>0,09</text:p>
          </table:table-cell>
          <table:table-cell table:formula="of:=[.D82]/[.B82]" office:value-type="float" office:value="0.0897435897435897">
            <text:p>0,09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3]/[.B83]" office:value-type="float" office:value="0.0886075949367089">
            <text:p>0,09</text:p>
          </table:table-cell>
          <table:table-cell table:formula="of:=[.D83]/[.B83]" office:value-type="float" office:value="0.10126582278481">
            <text:p>0,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4]/[.B84]" office:value-type="float" office:value="0.0875">
            <text:p>0,09</text:p>
          </table:table-cell>
          <table:table-cell table:formula="of:=[.D84]/[.B84]" office:value-type="float" office:value="0.1">
            <text:p>0,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5]/[.B85]" office:value-type="float" office:value="0.0864197530864197">
            <text:p>0,09</text:p>
          </table:table-cell>
          <table:table-cell table:formula="of:=[.D85]/[.B85]" office:value-type="float" office:value="0.0987654320987654">
            <text:p>0,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86]/[.B86]" office:value-type="float" office:value="0.0853658536585366">
            <text:p>0,09</text:p>
          </table:table-cell>
          <table:table-cell table:formula="of:=[.D86]/[.B86]" office:value-type="float" office:value="0.109756097560976">
            <text:p>0,1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7">
            <text:p>7</text:p>
          </table:table-cell>
          <table:table-cell table:formula="of:=[.C87]/[.B87]" office:value-type="float" office:value="0.0843373493975904">
            <text:p>0,08</text:p>
          </table:table-cell>
          <table:table-cell table:formula="of:=[.D87]/[.B87]" office:value-type="float" office:value="0.0843373493975904">
            <text:p>0,08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88]/[.B88]" office:value-type="float" office:value="0.0833333333333333">
            <text:p>0,08</text:p>
          </table:table-cell>
          <table:table-cell table:formula="of:=[.D88]/[.B88]" office:value-type="float" office:value="0.107142857142857">
            <text:p>0,1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9]/[.B89]" office:value-type="float" office:value="0.0823529411764706">
            <text:p>0,08</text:p>
          </table:table-cell>
          <table:table-cell table:formula="of:=[.D89]/[.B89]" office:value-type="float" office:value="0.0941176470588235">
            <text:p>0,0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0]/[.B90]" office:value-type="float" office:value="0.0813953488372093">
            <text:p>0,08</text:p>
          </table:table-cell>
          <table:table-cell table:formula="of:=[.D90]/[.B90]" office:value-type="float" office:value="0.0930232558139535">
            <text:p>0,09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1]/[.B91]" office:value-type="float" office:value="0.0804597701149425">
            <text:p>0,08</text:p>
          </table:table-cell>
          <table:table-cell table:formula="of:=[.D91]/[.B91]" office:value-type="float" office:value="0.0919540229885057">
            <text:p>0,09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2]/[.B92]" office:value-type="float" office:value="0.0795454545454545">
            <text:p>0,08</text:p>
          </table:table-cell>
          <table:table-cell table:formula="of:=[.D92]/[.B92]" office:value-type="float" office:value="0.0909090909090909">
            <text:p>0,0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93]/[.B93]" office:value-type="float" office:value="0.0786516853932584">
            <text:p>0,08</text:p>
          </table:table-cell>
          <table:table-cell table:formula="of:=[.D93]/[.B93]" office:value-type="float" office:value="0.101123595505618">
            <text:p>0,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4]/[.B94]" office:value-type="float" office:value="0.0888888888888889">
            <text:p>0,09</text:p>
          </table:table-cell>
          <table:table-cell table:formula="of:=[.D94]/[.B94]" office:value-type="float" office:value="0.1">
            <text:p>0,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5]/[.B95]" office:value-type="float" office:value="0.0879120879120879">
            <text:p>0,09</text:p>
          </table:table-cell>
          <table:table-cell table:formula="of:=[.D95]/[.B95]" office:value-type="float" office:value="0.0989010989010989">
            <text:p>0,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6]/[.B96]" office:value-type="float" office:value="0.0869565217391304">
            <text:p>0,09</text:p>
          </table:table-cell>
          <table:table-cell table:formula="of:=[.D96]/[.B96]" office:value-type="float" office:value="0.0978260869565217">
            <text:p>0,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8">
            <text:p>8</text:p>
          </table:table-cell>
          <table:table-cell table:formula="of:=[.C97]/[.B97]" office:value-type="float" office:value="0.0860215053763441">
            <text:p>0,09</text:p>
          </table:table-cell>
          <table:table-cell table:formula="of:=[.D97]/[.B97]" office:value-type="float" office:value="0.0860215053763441">
            <text:p>0,0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8]/[.B98]" office:value-type="float" office:value="0.0851063829787234">
            <text:p>0,09</text:p>
          </table:table-cell>
          <table:table-cell table:formula="of:=[.D98]/[.B98]" office:value-type="float" office:value="0.0957446808510638">
            <text:p>0,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99]/[.B99]" office:value-type="float" office:value="0.0842105263157895">
            <text:p>0,08</text:p>
          </table:table-cell>
          <table:table-cell table:formula="of:=[.D99]/[.B99]" office:value-type="float" office:value="0.105263157894737">
            <text:p>0,1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100]/[.B100]" office:value-type="float" office:value="0.0833333333333333">
            <text:p>0,08</text:p>
          </table:table-cell>
          <table:table-cell table:formula="of:=[.D100]/[.B100]" office:value-type="float" office:value="0.09375">
            <text:p>0,09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101]/[.B101]" office:value-type="float" office:value="0.0824742268041237">
            <text:p>0,08</text:p>
          </table:table-cell>
          <table:table-cell table:formula="of:=[.D101]/[.B101]" office:value-type="float" office:value="0.0927835051546392">
            <text:p>0,09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102]/[.B102]" office:value-type="float" office:value="0.0816326530612245">
            <text:p>0,08</text:p>
          </table:table-cell>
          <table:table-cell table:formula="of:=[.D102]/[.B102]" office:value-type="float" office:value="0.0918367346938776">
            <text:p>0,0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103]/[.B103]" office:value-type="float" office:value="0.0808080808080808">
            <text:p>0,08</text:p>
          </table:table-cell>
          <table:table-cell table:formula="of:=[.D103]/[.B103]" office:value-type="float" office:value="0.0909090909090909">
            <text:p>0,09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104]/[.B104]" office:value-type="float" office:value="0.08">
            <text:p>0,08</text:p>
          </table:table-cell>
          <table:table-cell table:formula="of:=[.D104]/[.B104]" office:value-type="float" office:value="0.1">
            <text:p>0,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04241775581643">
            <text:p>0,1</text:p>
          </table:table-cell>
          <table:table-cell table:style-name="ce4" table:formula="of:=SUM([.F5:.F104])/100" office:value-type="float" office:value="0.114086765838442">
            <text:p>0,1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3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4M29S</meta:editing-duration>
    <meta:editing-cycles>67</meta:editing-cycles>
    <meta:generator>OpenOffice.org/3.4.1$Win32 OpenOffice.org_project/341m1$Build-9593</meta:generator>
    <dc:date>2013-05-02T23:52:20.39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